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908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0.319cm"/>
    </style:style>
    <style:style style:name="Table1.C" style:family="table-column">
      <style:table-column-properties style:column-width="9.287cm"/>
    </style:style>
    <style:style style:name="Table1.D" style:family="table-column">
      <style:table-column-properties style:column-width="1.614cm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f3c30" officeooo:paragraph-rsid="001f3c30"/>
    </style:style>
    <style:style style:name="P2" style:family="paragraph" style:parent-style-name="Table_20_Contents">
      <style:text-properties style:use-window-font-color="true" style:font-name="Liberation Serif" fo:font-size="12pt" fo:background-color="transparent" style:font-size-asian="12pt" style:font-size-complex="12pt"/>
    </style:style>
    <style:style style:name="P3" style:family="paragraph" style:parent-style-name="Table_20_Contents">
      <style:text-properties style:use-window-font-color="true" style:font-name="Liberation Serif" fo:font-size="12pt" officeooo:rsid="00225a5a" officeooo:paragraph-rsid="00225a5a" fo:background-color="transparent" style:font-size-asian="12pt" style:font-size-complex="12pt"/>
    </style:style>
    <style:style style:name="P4" style:family="paragraph" style:parent-style-name="Table_20_Contents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5" style:family="paragraph" style:parent-style-name="Table_20_Contents">
      <style:text-properties style:use-window-font-color="true" style:font-name="Liberation Serif" fo:font-size="12pt" officeooo:rsid="00205c7c" officeooo:paragraph-rsid="00205c7c" fo:background-color="transparent" style:font-size-asian="12pt" style:font-size-complex="12pt"/>
    </style:style>
    <style:style style:name="P6" style:family="paragraph" style:parent-style-name="Table_20_Contents">
      <style:text-properties style:use-window-font-color="true" style:font-name="Liberation Serif" fo:font-size="12pt" officeooo:rsid="001f3c30" officeooo:paragraph-rsid="001f3c30" fo:background-color="transparent" style:font-size-asian="12pt" style:font-size-complex="12pt"/>
    </style:style>
    <style:style style:name="P7" style:family="paragraph" style:parent-style-name="Table_20_Contents">
      <style:text-properties style:use-window-font-color="true" style:font-name="Liberation Serif" fo:font-size="12pt" officeooo:rsid="00253d9f" officeooo:paragraph-rsid="00253d9f" fo:background-color="transparent" style:font-size-asian="12pt" style:font-size-complex="12p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f3c30" officeooo:paragraph-rsid="001f3c30" fo:background-color="transparent"/>
    </style:style>
    <style:style style:name="P10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1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2" style:family="paragraph" style:parent-style-name="Standard">
      <style:text-properties style:use-window-font-color="true" style:font-name="Liberation Serif" fo:font-size="12pt" fo:background-color="transparent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officeooo:rsid="0021aa54" officeooo:paragraph-rsid="0021aa54" fo:background-color="transparent" style:font-size-asian="12pt" style:font-size-complex="12pt"/>
    </style:style>
    <style:style style:name="P14" style:family="paragraph" style:parent-style-name="Standard">
      <style:text-properties officeooo:rsid="0029e7a5" officeooo:paragraph-rsid="0029e7a5" fo:background-color="transparen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Contents">
      <style:text-properties style:use-window-font-color="true" style:font-name="Liberation Serif" fo:font-size="12pt" officeooo:rsid="00285cc8" officeooo:paragraph-rsid="00285cc8" fo:background-color="transparent" style:font-size-asian="12pt" style:font-size-complex="12pt"/>
    </style:style>
    <style:style style:name="P17" style:family="paragraph" style:parent-style-name="Table_20_Contents">
      <style:text-properties style:use-window-font-color="true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use-window-font-color="true" style:text-position="0% 100%" style:font-name="Liberation Serif" fo:font-size="12pt" fo:font-weight="bold" officeooo:rsid="00313a2a" officeooo:paragraph-rsid="00313a2a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background-color="transparent"/>
    </style:style>
    <style:style style:name="P20" style:family="paragraph" style:parent-style-name="Table_20_Contents">
      <style:text-properties officeooo:rsid="00285cc8" officeooo:paragraph-rsid="00285cc8" fo:background-color="transparent"/>
    </style:style>
    <style:style style:name="P21" style:family="paragraph" style:parent-style-name="Table_20_Contents">
      <style:text-properties officeooo:rsid="0028db3a" officeooo:paragraph-rsid="0028db3a" fo:background-color="transparent"/>
    </style:style>
    <style:style style:name="P22" style:family="paragraph" style:parent-style-name="Table_20_Contents">
      <style:text-properties officeooo:rsid="0029e7a5" officeooo:paragraph-rsid="0029e7a5" fo:background-color="transparent"/>
    </style:style>
    <style:style style:name="P23" style:family="paragraph" style:parent-style-name="Table_20_Contents">
      <style:text-properties officeooo:rsid="002a651a" officeooo:paragraph-rsid="002a651a" fo:background-color="transparent"/>
    </style:style>
    <style:style style:name="P24" style:family="paragraph" style:parent-style-name="Table_20_Contents">
      <style:text-properties officeooo:rsid="00304e91" officeooo:paragraph-rsid="00304e91" fo:background-color="transparent"/>
    </style:style>
    <style:style style:name="P25" style:family="paragraph" style:parent-style-name="Table_20_Contents">
      <style:text-properties officeooo:rsid="0031b367" officeooo:paragraph-rsid="0031b367" fo:background-color="transparent"/>
    </style:style>
    <style:style style:name="P26" style:family="paragraph" style:parent-style-name="Table_20_Contents">
      <style:text-properties officeooo:rsid="0032b111" officeooo:paragraph-rsid="0032b111" fo:background-color="transparent"/>
    </style:style>
    <style:style style:name="P27" style:family="paragraph" style:parent-style-name="Table_20_Contents">
      <style:text-properties fo:font-weight="bold" officeooo:rsid="00313a2a" officeooo:paragraph-rsid="00313a2a" fo:background-color="transparent" style:font-weight-asian="bold" style:font-weight-complex="bold"/>
    </style:style>
    <style:style style:name="P28" style:family="paragraph" style:parent-style-name="Table_20_Contents">
      <style:text-properties fo:font-weight="bold" officeooo:rsid="0031b367" officeooo:paragraph-rsid="0031b367" fo:background-color="transparent" style:font-weight-asian="bold" style:font-weight-complex="bold"/>
    </style:style>
    <style:style style:name="P29" style:family="paragraph" style:parent-style-name="Table_20_Contents">
      <style:text-properties fo:font-weight="bold" officeooo:rsid="0032b111" officeooo:paragraph-rsid="0032b111" fo:background-color="transparent" style:font-weight-asian="bold" style:font-weight-complex="bold"/>
    </style:style>
    <style:style style:name="T1" style:family="text">
      <style:text-properties officeooo:rsid="0021aa54"/>
    </style:style>
    <style:style style:name="T2" style:family="text">
      <style:text-properties officeooo:rsid="00253d9f"/>
    </style:style>
    <style:style style:name="T3" style:family="text">
      <style:text-properties officeooo:rsid="0027409e"/>
    </style:style>
    <style:style style:name="T4" style:family="text">
      <style:text-properties officeooo:rsid="00285cc8"/>
    </style:style>
    <style:style style:name="T5" style:family="text">
      <style:text-properties officeooo:rsid="0029e7a5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officeooo:rsid="002a651a"/>
    </style:style>
    <style:style style:name="T8" style:family="text">
      <style:text-properties officeooo:rsid="00304e91"/>
    </style:style>
    <style:style style:name="T9" style:family="text">
      <style:text-properties officeooo:rsid="00339a60"/>
    </style:style>
    <style:style style:name="T10" style:family="text">
      <style:text-properties officeooo:rsid="0035a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</text:span>Tes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2">Purpose</text:span><text:tab/></text:p>
          </table:table-cell>
          <table:table-cell table:style-name="Table1.A1" office:value-type="string">
            <text:p text:style-name="P6">Test Data<text:tab/></text:p>
          </table:table-cell>
          <table:table-cell table:style-name="Table1.A1" office:value-type="string">
            <text:p text:style-name="P7">Expected result</text:p>
          </table:table-cell>
          <table:table-cell table:style-name="Table1.D1" office:value-type="string">
            <text:p text:style-name="P9">Worked</text:p>
          </table:table-cell>
        </table:table-row>
        <table:table-row>
          <table:table-cell table:style-name="Table1.A2" table:number-columns-spanned="4" office:value-type="string">
            <text:p text:style-name="P17"><text:span text:style-name="T10">1. </text:span>Translate word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Translate a<text:span text:style-name="T2">n individual</text:span> word</text:p>
          </table:table-cell>
          <table:table-cell table:style-name="Table1.A3" office:value-type="string">
            <text:p text:style-name="P7">“dog”, “en-de”</text:p>
          </table:table-cell>
          <table:table-cell table:style-name="Table1.A3" office:value-type="string">
            <text:p text:style-name="P7">“hund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name</text:p>
          </table:table-cell>
          <table:table-cell table:style-name="Table1.A3" office:value-type="string">
            <text:p text:style-name="P7">“Peter”, “en-de”</text:p>
          </table:table-cell>
          <table:table-cell table:style-name="Table1.A3" office:value-type="string">
            <text:p text:style-name="P7">“Peter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that doesn’t exist in one language</text:p>
          </table:table-cell>
          <table:table-cell table:style-name="Table1.A3" office:value-type="string">
            <text:p text:style-name="P7">“seseseseiii”, “de-en”</text:p>
          </table:table-cell>
          <table:table-cell table:style-name="Table1.A3" office:value-type="string">
            <text:p text:style-name="P2">“<text:span text:style-name="T2">seseseseiii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word and a special character (e.g. ;,:”/’)</text:p>
          </table:table-cell>
          <table:table-cell table:style-name="Table1.A3" office:value-type="string">
            <text:p text:style-name="P7">“say:”, “en-de”</text:p>
          </table:table-cell>
          <table:table-cell table:style-name="Table1.A3" office:value-type="string">
            <text:p text:style-name="P2">“<text:span text:style-name="T2">sagen” (or word with same meaning)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17"><text:span text:style-name="T10">2. </text:span>Translate sentenc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Translate a sentence</text:p>
          </table:table-cell>
          <table:table-cell table:style-name="Table1.A3" office:value-type="string">
            <text:p text:style-name="P7">“Ich liebe Java.”, “de-en”</text:p>
          </table:table-cell>
          <table:table-cell table:style-name="Table1.A3" office:value-type="string">
            <text:p text:style-name="P2">“<text:span text:style-name="T2">I love Java.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7">Translate a sentence that includes special characters</text:p>
          </table:table-cell>
          <table:table-cell table:style-name="Table1.A3" office:value-type="string">
            <text:p text:style-name="P7">“er, sie, es”, “de-en”</text:p>
          </table:table-cell>
          <table:table-cell table:style-name="Table1.A3" office:value-type="string">
            <text:p text:style-name="P2">“<text:span text:style-name="T2">he, she, it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table:number-columns-spanned="3" office:value-type="string">
            <text:p text:style-name="P18"><text:span text:style-name="T10">3. </text:span>Translate files</text:p>
          </table:table-cell>
          <table:covered-table-cell/>
          <table:covered-table-cell/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16">Translate a file and display the time in words per second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<text:span text:style-name="T4">Return words per socon and </text:span>created file Rotkäppchen_en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5">Translate a file <text:span text:style-name="T1">de-en</text:span></text:p>
          </table:table-cell>
          <table:table-cell table:style-name="Table1.A3" office:value-type="string">
            <text:p text:style-name="P10">"Rotkäppchen.txt", "Rotkäppchen_en.txt", "de-en"</text:p>
          </table:table-cell>
          <table:table-cell table:style-name="Table1.A3" office:value-type="string">
            <text:p text:style-name="P11">created file Rotkäppchen_en.txt <text:span text:style-name="T3">that includes the English translation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en-de</text:p>
          </table:table-cell>
          <table:table-cell table:style-name="Table1.A3" office:value-type="string">
            <text:p text:style-name="P10">"rock_climbing_explained.txt", "rock_climbing_explained_de.txt", "en-de"</text:p>
          </table:table-cell>
          <table:table-cell table:style-name="Table1.A3" office:value-type="string">
            <text:p text:style-name="P11">No Exception, created file <text:s text:c="2"/>rock_climbing_explained_de.txt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Translate a file that cannot be found</text:p>
          </table:table-cell>
          <table:table-cell table:style-name="Table1.A3" office:value-type="string">
            <text:p text:style-name="P10">"not_existing_file.txt", "output.txt", "en-de"</text:p>
          </table:table-cell>
          <table:table-cell table:style-name="Table1.A3" office:value-type="string">
            <text:p text:style-name="P16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4">Not specifying an output file</text:p>
          </table:table-cell>
          <table:table-cell table:style-name="Table1.A3" office:value-type="string">
            <text:p text:style-name="P10">"rock_climbing_explained.txt", "", "en-de"</text:p>
          </table:table-cell>
          <table:table-cell table:style-name="Table1.A3" office:value-type="string">
            <text:p text:style-name="P16">Exception no such file or directory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3">Wrong direction code</text:p>
          </table:table-cell>
          <table:table-cell table:style-name="Table1.A3" office:value-type="string">
            <text:p text:style-name="P10">"rock_climbing_explained.txt", "rock_climbing_explained_de.txt", "german - english"</text:p>
          </table:table-cell>
          <table:table-cell table:style-name="Table1.A3" office:value-type="string">
            <text:p text:style-name="P3">Exception message: direction invali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7"><text:span text:style-name="T10">4. </text:span>Remove from dictionary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3" office:value-type="string">
            <text:p text:style-name="P20">Remove a word from a dictionary</text:p>
          </table:table-cell>
          <table:table-cell table:style-name="Table1.A3" office:value-type="string">
            <text:p text:style-name="P20">“hello”, “en-de”</text:p>
          </table:table-cell>
          <table:table-cell table:style-name="Table1.A3" office:value-type="string">
            <text:p text:style-name="P20">When opening the en-de dictionary, the entry he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0">Remove a translated word from a dictionary</text:p>
          </table:table-cell>
          <table:table-cell table:style-name="Table1.A3" office:value-type="string">
            <text:p text:style-name="P8">“<text:span text:style-name="T4">hallo”, “en-de”</text:span></text:p>
          </table:table-cell>
          <table:table-cell table:style-name="Table1.A3" office:value-type="string">
            <text:p text:style-name="P20">When opening the en-de dictionary, the entries hello and hallo cannot be foun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0">Remove a word that does not exist in the dictionary</text:p>
          </table:table-cell>
          <table:table-cell table:style-name="Table1.A3" office:value-type="string">
            <text:p text:style-name="P8">“<text:span text:style-name="T4">seseseseiii”, “de-en”</text:span></text:p>
          </table:table-cell>
          <table:table-cell table:style-name="Table1.A3" office:value-type="string">
            <text:p text:style-name="P21">No Exception, <text:span text:style-name="T4">When opening the </text:span>de-en<text:span text:style-name="T4"> dictionary, the entr</text:span>y <text:span text:style-name="T4">seseseseiii cannot be found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4">Remove a word from a non-existing dictionary</text:p>
          </table:table-cell>
          <table:table-cell table:style-name="Table1.A3" office:value-type="string">
            <text:p text:style-name="P8">“<text:span text:style-name="T8">werrdee”, “cn-pp”</text:span></text:p>
          </table:table-cell>
          <table:table-cell table:style-name="Table1.A3" office:value-type="string">
            <text:p text:style-name="P8">“<text:span text:style-name="T8">dictionary cn-pp was not foun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8"><text:span text:style-name="T10">5. </text:span>Display dictionarie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Display a dictionary</text:p>
          </table:table-cell>
          <table:table-cell table:style-name="Table1.A3" office:value-type="string">
            <text:p text:style-name="P8">“<text:span text:style-name="T5">en-de”</text:span></text:p>
          </table:table-cell>
          <table:table-cell table:style-name="Table1.A3" office:value-type="string">
            <text:p text:style-name="P22">Something like </text:p>
            <text:p text:style-name="P14"><text:span text:style-name="T6">Grandmother &lt;&gt; Großmutter</text:span></text:p>
            <text:p text:style-name="P15"><text:span text:style-name="T6">watershed &lt;&gt; Wasserscheide</text:span></text:p>
            <text:p text:style-name="P14"><text:span text:style-name="T6">...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3">Display a not loaded dictionary</text:p>
          </table:table-cell>
          <table:table-cell table:style-name="Table1.A3" office:value-type="string">
            <text:p text:style-name="P8">“<text:span text:style-name="T7">de-pll”</text:span></text:p>
          </table:table-cell>
          <table:table-cell table:style-name="Table1.A3" office:value-type="string">
            <text:p text:style-name="P22">“<text:span text:style-name="T7">dictionary de-pl is not loaded”</text:span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8"><text:span text:style-name="T10">6. </text:span>Load and save dictionarie<text:span text:style-name="T9">s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5">Display loaded dictionaries</text:p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2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4" office:value-type="string">
            <text:p text:style-name="P29"><text:span text:style-name="T10">7. </text:span>Setting automaticAdding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6">Set automaticAdding to true, empty the en-de dictionary and translate </text:p>
          </table:table-cell>
          <table:table-cell table:style-name="Table1.A3" office:value-type="string">
            <text:p text:style-name="P26">“My mother likes cooking”, “<text:span text:style-name="T10">en-de”</text:span></text:p>
          </table:table-cell>
          <table:table-cell table:style-name="Table1.A3" office:value-type="string">
            <text:p text:style-name="P26">“Meine Mutter mag kochen”, dictionary en-de contrains translations for my, mother, likes and cooking”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6">Set automaticAdding to false, empty the en-de dictionary and translate </text:p>
          </table:table-cell>
          <table:table-cell table:style-name="Table1.A3" office:value-type="string">
            <text:p text:style-name="P26">“My mother likes cooking”, “<text:span text:style-name="T10">en-de”</text:span></text:p>
          </table:table-cell>
          <table:table-cell table:style-name="Table1.A3" office:value-type="string">
            <text:p text:style-name="P26">“My mother likes cooking”, dictionary en-de is empty</text:p>
          </table:table-cell>
          <table:table-cell table:style-name="Table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0:19:12.338743886</meta:creation-date>
    <dc:date>2019-03-27T12:00:54.324071203</dc:date>
    <meta:editing-duration>PT1H41M42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76" meta:word-count="348" meta:character-count="2511" meta:non-whitespace-character-count="2232"/>
  </office:meta>
</office:document-meta>
</file>